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cccccc" draw:fill="solid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.766cm" svg:x2="28.7cm" svg:y2="5.766cm">
          <text:p/>
        </draw:line>
        <draw:custom-shape draw:style-name="gr2" draw:text-style-name="P1" draw:id="id5" draw:layer="layout" svg:width="4.5cm" svg:height="2.5cm" svg:x="7.5cm" svg:y="7.516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5cm" svg:height="2.5cm" svg:x="14.698cm" svg:y="7.516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2" draw:layer="layout" svg:width="1.25cm" svg:height="2cm" svg:x="16.323cm" svg:y="11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6.947cm" svg:y1="10.015cm" svg:x2="16.947cm" svg:y2="11.5cm" draw:start-shape="id1" draw:start-glue-point="6" draw:end-shape="id2" draw:end-glue-point="5" svg:d="m16947 10015v1485">
          <text:p/>
        </draw:connector>
        <draw:custom-shape draw:style-name="gr2" draw:text-style-name="P1" draw:id="id4" draw:layer="layout" svg:width="4.5cm" svg:height="2.5cm" svg:x="7.629cm" svg:y="1.5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5cm" svg:height="2.5cm" svg:x="1.5cm" svg:y="4.516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516cm" svg:x2="7.629cm" svg:y2="2.75cm" draw:start-shape="id3" draw:start-glue-point="0" draw:end-shape="id4" draw:end-glue-point="3" svg:d="m3750 4516v-1766h3879">
          <text:p/>
        </draw:connector>
        <draw:connector draw:style-name="gr4" draw:text-style-name="P1" draw:layer="layout" svg:x1="3.75cm" svg:y1="7.016cm" svg:x2="7.5cm" svg:y2="8.766cm" draw:start-shape="id3" draw:start-glue-point="2" draw:end-shape="id5" draw:end-glue-point="3" svg:d="m3750 7016v1750h3750">
          <text:p/>
        </draw:connector>
        <draw:frame draw:style-name="gr5" draw:text-style-name="P2" draw:layer="layout" svg:width="3.5cm" svg:height="0.725cm" svg:x="4.129cm" svg:y="2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3.929cm" svg:y="9.016cm">
          <draw:text-box>
            <text:p><text:span text:style-name="T1">getEpisodeList()</text:span></text:p>
          </draw:text-box>
        </draw:frame>
        <draw:connector draw:style-name="gr4" draw:text-style-name="P1" draw:layer="layout" svg:x1="12cm" svg:y1="8.766cm" svg:x2="14.698cm" svg:y2="8.765cm" draw:start-shape="id5" draw:start-glue-point="1" draw:end-shape="id1" draw:end-glue-point="5" svg:d="m12000 8766h1349v-1h1349">
          <text:p/>
        </draw:connector>
        <draw:custom-shape draw:style-name="gr2" draw:text-style-name="P1" draw:id="id7" draw:layer="layout" svg:width="5cm" svg:height="2.5cm" svg:x="21cm" svg:y="7.516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5cm" svg:height="2.5cm" svg:x="14.129cm" svg:y="1.5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129cm" svg:y1="2.75cm" svg:x2="14.129cm" svg:y2="2.75cm" draw:start-shape="id4" draw:start-glue-point="1" draw:end-shape="id6" draw:end-glue-point="3" svg:d="m12129 2750h2000">
          <text:p/>
        </draw:connector>
        <draw:connector draw:style-name="gr4" draw:text-style-name="P1" draw:layer="layout" svg:x1="19.198cm" svg:y1="8.765cm" svg:x2="21cm" svg:y2="8.766cm" draw:start-shape="id1" draw:start-glue-point="7" draw:end-shape="id7" draw:end-glue-point="3" svg:d="m19198 8765h902v1h900">
          <text:p/>
        </draw:connector>
        <draw:frame draw:style-name="gr7" draw:text-style-name="P2" draw:layer="layout" svg:width="5.104cm" svg:height="0.725cm" svg:x="14.396cm" svg:y="10.275cm">
          <draw:text-box>
            <text:p><text:span text:style-name="T1">Existing (and valid) file ?</text:span></text:p>
          </draw:text-box>
        </draw:frame>
        <draw:frame draw:style-name="gr6" draw:text-style-name="P2" draw:layer="layout" svg:width="3.338cm" svg:height="0.725cm" svg:x="17.662cm" svg:y="7.5cm">
          <draw:text-box>
            <text:p><text:span text:style-name="T1">Invalid cache ?</text:span></text:p>
          </draw:text-box>
        </draw:frame>
        <draw:custom-shape draw:style-name="gr3" draw:text-style-name="P1" draw:layer="layout" svg:width="5cm" svg:height="2cm" svg:x="1.5cm" svg:y="14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cm" svg:x="1.5cm" svg:y="17.5cm">
          <text:p text:style-name="P1">TvRageProvid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cm" svg:y1="17.5cm" svg:x2="4cm" svg:y2="16.5cm">
          <text:p/>
        </draw:line>
        <draw:frame draw:style-name="gr6" draw:text-style-name="P2" draw:layer="layout" svg:width="6.966cm" svg:height="1.199cm" svg:x="6.534cm" svg:y="14.801cm">
          <draw:text-box>
            <text:p><text:span text:style-name="T1">Data retrieval from the Internet will</text:span></text:p>
            <text:p><text:span text:style-name="T1">take place inside that class.</text:span></text:p>
          </draw:text-box>
        </draw:frame>
        <draw:frame draw:style-name="gr6" draw:text-style-name="P2" draw:layer="layout" svg:width="6.64cm" svg:height="0.725cm" svg:x="6.5cm" svg:y="18cm">
          <draw:text-box>
            <text:p><text:span text:style-name="T1">Data parsing will take place here</text:span></text:p>
          </draw:text-box>
        </draw:frame>
        <draw:line draw:style-name="gr1" draw:text-style-name="P1" draw:layer="layout" svg:x1="1cm" svg:y1="14cm" svg:x2="28.7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4T14:13:20</meta:creation-date>
    <dc:date>2008-10-24T14:35:02</dc:date>
    <meta:editing-duration>PT00H21M43S</meta:editing-duration>
    <meta:editing-cycles>3</meta:editing-cycles>
    <meta:generator>OpenOffice.org/3.0$Linux OpenOffice.org_project/300m9$Build-9358</meta:generator>
    <meta:document-statistic meta:object-count="24"/>
  </office:meta>
</office:document-meta>
</file>